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BX12" svg:font-family="CMBX12" style:font-family-generic="roman" style:font-pitch="variable"/>
    <style:font-face style:name="CMR12" svg:font-family="CMR12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MBX121" svg:font-family="CMBX12" style:font-family-generic="system" style:font-pitch="variable"/>
    <style:font-face style:name="CMR121" svg:font-family="CMR12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Times New Roman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Times New Roman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officeooo:rsid="00123eae" officeooo:paragraph-rsid="00123eae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 style:vertical-align="auto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1.249cm" style:auto-text-indent="false" style:vertical-align="auto"/>
      <style:text-properties style:font-name="Times New Roman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1.249cm" style:auto-text-indent="false" style:vertical-align="auto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1.249cm" style:auto-text-indent="false" style:vertical-align="auto"/>
      <style:text-properties style:font-name="Courier New" fo:font-size="10pt" fo:language="en" fo:country="US" style:font-size-asian="10pt"/>
    </style:style>
    <style:style style:name="P12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>
        <style:tab-stops>
          <style:tab-stop style:position="0.635cm"/>
        </style:tab-stops>
      </style:paragraph-properties>
    </style:style>
    <style:style style:name="P13" style:family="paragraph" style:parent-style-name="Heading_20_2" style:list-style-name="">
      <style:paragraph-properties fo:margin-left="0cm" fo:margin-right="0cm" fo:text-align="center" style:justify-single-word="false" fo:orphans="2" fo:widows="2" fo:text-indent="0cm" style:auto-text-indent="false" fo:keep-with-next="always" style:vertical-align="auto"/>
    </style:style>
    <style:style style:name="P14" style:family="paragraph" style:parent-style-name="Heading_20_1" style:list-style-name="">
      <style:paragraph-properties fo:margin-left="0cm" fo:margin-right="0cm" fo:text-align="start" style:justify-single-word="false" fo:orphans="2" fo:widows="2" fo:text-indent="0cm" style:auto-text-indent="false" fo:keep-with-next="always" style:vertical-align="auto"/>
    </style:style>
    <style:style style:name="P15" style:family="paragraph" style:parent-style-name="Title" style:master-page-name="Standard">
      <style:paragraph-properties fo:margin-left="0cm" fo:margin-right="0cm" fo:text-align="center" style:justify-single-word="false" fo:orphans="2" fo:widows="2" fo:text-indent="0cm" style:auto-text-indent="false" style:page-number="auto" style:vertical-align="auto"/>
      <style:text-properties officeooo:rsid="00123eae" officeooo:paragraph-rsid="00123ea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style:font-style-asian="italic"/>
    </style:style>
    <style:style style:name="T4" style:family="text">
      <style:text-properties style:font-name="Times New Roman" fo:font-size="14pt" fo:font-weight="bold" style:font-size-asian="14pt" style:font-weight-asian="bold"/>
    </style:style>
    <style:style style:name="T5" style:family="text">
      <style:text-properties style:font-name="Times New Roman" officeooo:rsid="00123eae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fo:language="en" fo:country="US" style:font-size-asian="10pt"/>
    </style:style>
    <style:style style:name="T8" style:family="text">
      <style:text-properties style:font-name="Courier New" fo:font-size="10pt" fo:language="en" fo:country="US" fo:font-style="italic" style:font-size-asian="10pt" style:font-style-asian="italic"/>
    </style:style>
    <style:style style:name="T9" style:family="text">
      <style:text-properties style:font-name="Courier New" fo:font-size="10pt" style:font-size-asian="10pt"/>
    </style:style>
    <style:style style:name="T10" style:family="text">
      <style:text-properties style:font-name="Courier New" fo:font-size="10pt" fo:font-weight="bold" style:font-size-asian="10pt" style:font-weight-asian="bold"/>
    </style:style>
    <style:style style:name="T11" style:family="text">
      <style:text-properties style:font-name="Courier New" fo:font-size="10pt" fo:font-style="italic" style:font-size-asian="10pt" style:font-style-asian="italic"/>
    </style:style>
    <style:style style:name="T12" style:family="text">
      <style:text-properties fo:language="en" fo:country="US"/>
    </style:style>
    <style:style style:name="T13" style:family="text">
      <style:text-properties style:text-position="sub 58%" style:font-name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Relatório Projeto 0</text:span></text:p>
      <text:p text:style-name="P2"/>
      <text:p text:style-name="P7"><text:span text:style-name="T3">Arianne de Paula Bortolan</text:span></text:p>
      <text:h text:style-name="P13" text:outline-level="2"><text:span text:style-name="T1">Ciência da Computação - </text:span><text:span text:style-name="T5">UF</text:span><text:span text:style-name="T1">PR</text:span></text:h>
      <text:h text:style-name="P13" text:outline-level="2"><text:span text:style-name="T1">2</text:span><text:span text:style-name="T5">2</text:span><text:span text:style-name="T1"> de </text:span><text:span text:style-name="T5">agosto</text:span><text:span text:style-name="T1"> de 20</text:span><text:span text:style-name="T5">16</text:span></text:h>
      <text:p text:style-name="P1"/>
      <text:h text:style-name="P14" text:outline-level="1"><text:span text:style-name="T4">1. Informações gerais</text:span></text:h>
      <text:p text:style-name="P1"/>
      <text:p text:style-name="P8"><text:span text:style-name="T1">Este </text:span><text:span text:style-name="T5">relatório</text:span><text:span text:style-name="T1"> é um </text:span><text:span text:style-name="T5">resumo do projeto 0, atividade de laboratório realizada para a </text:span><text:span text:style-name="T1"><text:s/>disciplina de Sistemas Operacionais. Ele deve ser seguido sempre que possível. Em caso de dúvidas sobre situações não representadas neste exemplo, consulte o professor.</text:span></text:p>
      <text:p text:style-name="P8"><text:span text:style-name="T1">Instruções gerais sobre o formato: página A4, com fonte Times 12, espaçamento simples, margens de 2.5 centímetros nas laterais e 3 centímetros no topo e na base da página. Não deixar linhas vazias entre parágrafos. O texto deve ter espaçamento simples. O modelo é compacto, portanto não insira quebras de página desnecessárias.</text:span></text:p>
      <text:p text:style-name="P1"/>
      <text:p text:style-name="P4"><text:span text:style-name="T2">1.1 Exemplos de códigos (título de sub-seção em Times 12 negrito)</text:span></text:p>
      <text:p text:style-name="P1"/>
      <text:p text:style-name="P8"><text:span text:style-name="T1">Códigos devem estar em caracteres </text:span><text:span text:style-name="T6">Courier</text:span><text:span text:style-name="T1"> 10. Visando facilitar a leitura, pode usar </text:span><text:span text:style-name="T2">negrito</text:span><text:span text:style-name="T1"> e </text:span><text:span text:style-name="T3">itálico</text:span><text:span text:style-name="T1"> para destacar trechos importantes. Nomes de arquivos e comandos do sistema também devem estar em fonte </text:span><text:span text:style-name="T6">Courier</text:span><text:span text:style-name="T1">. Veja o exemplo a seguir, que apresenta a listagem do arquivo </text:span><text:span text:style-name="T6">teste.c</text:span><text:span text:style-name="T1">:</text:span></text:p>
      <text:p text:style-name="P9"/>
      <text:p text:style-name="P10"><text:span text:style-name="T7">int dobro (int a)</text:span></text:p>
      <text:p text:style-name="P10"><text:span text:style-name="T7">{</text:span></text:p>
      <text:p text:style-name="P10"><text:span text:style-name="T7"><text:s text:c="3"/>int b ;</text:span></text:p>
      <text:p text:style-name="P11"/>
      <text:p text:style-name="P10"><text:span text:style-name="T7"><text:s text:c="3"/>b = a + a ;</text:span></text:p>
      <text:p text:style-name="P10"><text:span text:style-name="T7"><text:s text:c="3"/>return b ;</text:span></text:p>
      <text:p text:style-name="P10"><text:span text:style-name="T7">}</text:span></text:p>
      <text:p text:style-name="P11"/>
      <text:p text:style-name="P10"><text:span text:style-name="T7">void main ()</text:span></text:p>
      <text:p text:style-name="P10"><text:span text:style-name="T7">{</text:span></text:p>
      <text:p text:style-name="P10"><text:span text:style-name="T7"><text:s text:c="3"/>int i ;</text:span></text:p>
      <text:p text:style-name="P11"/>
      <text:p text:style-name="P10"><text:span text:style-name="T8"><text:s text:c="3"/>/* laço principal */</text:span></text:p>
      <text:p text:style-name="P10"><text:span text:style-name="T7"><text:s text:c="3"/>for (i=0; i&lt;100; i++)</text:span></text:p>
      <text:p text:style-name="P10"><text:span text:style-name="T9"><text:s text:c="6"/></text:span><text:span text:style-name="T10">printf</text:span><text:span text:style-name="T9"> (“</text:span><text:span text:style-name="T11">O contador vale %d\n</text:span><text:span text:style-name="T9">”, i) ;</text:span></text:p>
      <text:p text:style-name="P10"><text:span text:style-name="T9">}</text:span></text:p>
      <text:p text:style-name="P3"/>
      <text:p text:style-name="P6"><text:span text:style-name="T1"><text:tab/>Freqüentemente serão solicitados </text:span><text:span text:style-name="T2">diagramas de tempo</text:span><text:span text:style-name="T1"> das execuções dos processos ou threads [1]. Um diagrama de tempo é um desenho que representa a execução de uma ou mais atividades, e as interações entre elas, quando existirem. Diagramas de tempo são ferramentas muito utilizadas para representar sistemas concorrentes, algoritmos distribuídos ou protocolos de rede. Um exemplo comentado de diagrama de tempo é apresentado na figura 1, que ilustra dois processos </text:span><text:span text:style-name="T6">P</text:span><text:span text:style-name="T13">1</text:span><text:span text:style-name="T1"> e </text:span><text:span text:style-name="T6">P</text:span><text:span text:style-name="T13">2</text:span><text:span text:style-name="T1"> trocando as mensagens </text:span><text:span text:style-name="T6">m</text:span><text:span text:style-name="T13">1</text:span><text:span text:style-name="T1"> e </text:span><text:span text:style-name="T6">m</text:span><text:span text:style-name="T13">2</text:span><text:span text:style-name="T1">:</text:span></text:p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MBX12" svg:font-family="CMBX12" style:font-family-generic="roman" style:font-pitch="variable"/>
    <style:font-face style:name="CMR12" svg:font-family="CMR12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MBX121" svg:font-family="CMBX12" style:font-family-generic="system" style:font-pitch="variable"/>
    <style:font-face style:name="CMR121" svg:font-family="CMR12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MBX121" style:font-family-asian="CMBX12" style:font-family-generic-asian="system" style:font-pitch-asian="variable" style:font-size-asian="12pt" style:language-asian="pt" style:country-asian="BR" style:font-name-complex="CMR121" style:font-family-complex="CMR12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align="justify" style:justify-single-word="false" fo:orphans="2" fo:widows="2" fo:text-indent="0cm" style:auto-text-indent="false" style:vertical-align="auto"/>
      <style:text-properties fo:font-size="12pt" fo:language="pt" fo:country="BR" style:font-size-asian="12pt" style:language-asian="pt" style:country-asian="B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text-align="start" style:justify-single-word="false" fo:orphans="2" fo:widows="2" fo:text-indent="0cm" style:auto-text-indent="false" fo:keep-with-next="always" style:vertical-align="auto"/>
      <style:text-properties style:font-name="CMBX12" fo:font-family="CMBX12" style:font-family-generic="roman" style:font-pitch="variable" fo:font-size="17pt" fo:language="pt" fo:country="BR" style:font-size-asian="17pt" style:language-asian="pt" style:country-asian="BR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text-align="center" style:justify-single-word="false" fo:orphans="2" fo:widows="2" fo:text-indent="0cm" style:auto-text-indent="false" fo:keep-with-next="always" style:vertical-align="auto"/>
      <style:text-properties fo:font-size="12pt" fo:language="pt" fo:country="BR" fo:font-style="italic" style:font-size-asian="12pt" style:language-asian="pt" style:country-asian="BR" style:font-style-asian="italic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pt" fo:country="BR" style:font-name-asian="CMBX121" style:font-family-asian="CMBX12" style:font-family-generic-asian="system" style:font-pitch-asian="variable" style:font-size-asian="10pt" style:language-asian="pt" style:country-asian="BR" style:font-name-complex="CMR121" style:font-family-complex="CMR12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left="0cm" fo:margin-right="0cm" fo:text-align="justify" style:justify-single-word="false" fo:orphans="2" fo:widows="2" fo:text-indent="1.249cm" style:auto-text-indent="false" style:vertical-align="auto"/>
      <style:text-properties style:font-name="CMR12" fo:font-family="CMR12" style:font-family-generic="roman" style:font-pitch="variable" fo:font-size="12pt" fo:language="pt" fo:country="BR" style:font-size-asian="12pt" style:language-asian="pt" style:country-asian="BR"/>
    </style:style>
    <style:style style:name="Title" style:family="paragraph" style:parent-style-name="Standard" style:default-outline-level="" style:class="chapter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font-size="18pt" fo:language="pt" fo:country="BR" style:font-size-asian="18pt" style:language-asian="pt" style:country-asian="BR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text-align="start" style:justify-single-word="false" fo:orphans="2" fo:widows="2" fo:text-indent="1.249cm" style:auto-text-indent="false" style:vertical-align="auto"/>
      <style:text-properties fo:font-size="12pt" fo:language="pt" fo:country="BR" style:font-size-asian="12pt" style:language-asian="pt" style:country-asian="B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01cm" fo:margin-left="2.501cm" fo:margin-right="3cm" style:writing-mode="lr-tb" style:layout-grid-color="#c0c0c0" style:layout-grid-lines="24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relatório (título em Times 18 negrito)</dc:title>
    <meta:initial-creator>Carlos Maziero</meta:initial-creator>
    <meta:creation-date>2003-07-30T20:02:00</meta:creation-date>
    <dc:date>2016-08-22T11:05:10.721194470</dc:date>
    <meta:print-date>2003-07-30T20:02:00</meta:print-date>
    <meta:editing-cycles>11</meta:editing-cycles>
    <meta:editing-duration>PT3M34S</meta:editing-duration>
    <meta:generator>LibreOffice/5.1.4.2$Linux_X86_64 LibreOffice_project/10m0$Build-2</meta:generator>
    <meta:document-statistic meta:table-count="0" meta:image-count="0" meta:object-count="0" meta:page-count="1" meta:paragraph-count="23" meta:word-count="285" meta:character-count="1713" meta:non-whitespace-character-count="1425"/>
    <meta:user-defined meta:name="Company">PUCPR</meta:user-defined>
    <meta:user-defined meta:name="Operator">Carlos Maziero</meta:user-defined>
  </office:meta>
</office:document-meta>
</file>